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4">
            <text:p>0909 <text:s/>85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5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7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6.98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2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6">
            <text:p>0909 <text:s/>852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8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8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8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9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09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1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1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1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1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1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2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4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6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7">
            <text:p>0909 <text:s/>8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4">
            <text:p>114</text:p>
          </table:table-cell>
          <table:table-cell table:style-name="ce7" table:formula="of:=NOW()" office:value-type="date" office:date-value="2021-09-09T08:52:07.19">
            <text:p>0909 <text:s/>85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9T08:52:07.19">
            <text:p>2021/9/9 8:5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9T08:52:07.19">
            <text:p>0909 <text:s/>852</text:p>
          </table:table-cell>
          <table:table-cell table:style-name="ce7" table:formula="of:=NOW()" office:value-type="date" office:date-value="2021-09-09T08:52:07.19">
            <text:p>0909 <text:s/>85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9T08:52:07.19">
            <text:p>0909 <text:s/>85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 table:number-columns-repeated="2"/>
          <table:table-cell table:style-name="ce6" office:value-type="date" office:date-value="2021-09-09T08:33:50.49">
            <text:p>0909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number-columns-repeated="2"/>
          <table:table-cell table:style-name="ce6"/>
          <table:table-cell table:style-name="ce9" office:value-type="string">
            <text:p>v-1-113</text:p>
          </table:table-cell>
          <table:table-cell table:style-name="ce20"/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9T08:52:07.39">
            <text:p>0909 <text:s/>85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9T08:52:07.39">
            <text:p>0909 <text:s/>852</text:p>
          </table:table-cell>
          <table:table-cell table:style-name="ce7" table:formula="of:=NOW()" office:value-type="date" office:date-value="2021-09-09T08:52:07.39">
            <text:p>0909 <text:s/>85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9T08:52:07.39">
            <text:p>0909 <text:s/>85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2021/09/09</text:date>, <text:time>08:52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9T08:52:06.56</dc:date>
    <dc:creator>iwabuchi ken</dc:creator>
    <meta:editing-duration>P7DT3H45M34S</meta:editing-duration>
    <meta:editing-cycles>1040</meta:editing-cycles>
    <meta:generator>OpenOffice/4.1.3$Win32 OpenOffice.org_project/413m1$Build-9783</meta:generator>
    <meta:document-statistic meta:table-count="2" meta:cell-count="1285" meta:object-count="0"/>
  </office:meta>
</office:document-meta>
</file>